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7.5cm" svg:y1="3.5cm" svg:x2="7.5cm" svg:y2="30cm">
          <text:p/>
        </draw:line>
        <draw:line draw:style-name="gr1" draw:text-style-name="P1" draw:layer="layout" svg:x1="14.5cm" svg:y1="3.5cm" svg:x2="14.5cm" svg:y2="30cm">
          <text:p/>
        </draw:line>
        <draw:frame draw:style-name="gr2" draw:layer="layout" svg:width="2.491cm" svg:height="0.963cm" svg:x="6.32cm" svg:y="2.2cm">
          <draw:text-box>
            <text:p>ホストA</text:p>
          </draw:text-box>
        </draw:frame>
        <draw:frame draw:style-name="gr2" draw:layer="layout" svg:width="2.491cm" svg:height="0.963cm" svg:x="13.321cm" svg:y="2.101cm">
          <draw:text-box>
            <text:p>ホストB</text:p>
          </draw:text-box>
        </draw:frame>
        <draw:line draw:style-name="gr3" draw:text-style-name="P1" draw:layer="layout" svg:x1="14.5cm" svg:y1="10.5cm" svg:x2="7.5cm" svg:y2="17.5cm">
          <text:p/>
        </draw:line>
        <draw:line draw:style-name="gr3" draw:text-style-name="P1" draw:layer="layout" svg:x1="7.5cm" svg:y1="4.5cm" svg:x2="14.5cm" svg:y2="5cm">
          <text:p/>
        </draw:line>
        <draw:line draw:style-name="gr3" draw:text-style-name="P1" draw:layer="layout" svg:x1="14.5cm" svg:y1="12cm" svg:x2="7.5cm" svg:y2="19cm">
          <text:p/>
        </draw:line>
        <draw:line draw:style-name="gr3" draw:text-style-name="P1" draw:layer="layout" svg:x1="14.5cm" svg:y1="6cm" svg:x2="7.5cm" svg:y2="15.5cm">
          <text:p/>
        </draw:line>
        <draw:line draw:style-name="gr3" draw:text-style-name="P1" draw:layer="layout" svg:x1="7.5cm" svg:y1="9cm" svg:x2="14.5cm" svg:y2="9.6cm">
          <text:p/>
        </draw:line>
        <draw:frame draw:style-name="gr2" draw:text-style-name="P2" draw:layer="layout" svg:width="4.3cm" svg:height="1.361cm" svg:x="15.5cm" svg:y="4cm">
          <draw:text-box>
            <text:p text:style-name="P2">確認応答番号401</text:p>
            <text:p text:style-name="P2">ACK送信</text:p>
          </draw:text-box>
        </draw:frame>
        <draw:frame draw:style-name="gr2" draw:text-style-name="P2" draw:layer="layout" svg:width="4.968cm" svg:height="1.857cm" svg:x="2.003cm" svg:y="3.801cm">
          <draw:text-box>
            <text:p text:style-name="P2">シーケンス番号301</text:p>
            <text:p text:style-name="P2">データサイズ100byte</text:p>
            <text:p text:style-name="P2">セグメント送信</text:p>
          </draw:text-box>
        </draw:frame>
        <draw:frame draw:style-name="gr2" draw:text-style-name="P2" draw:layer="layout" svg:width="4.968cm" svg:height="1.857cm" svg:x="2.003cm" svg:y="5.902cm">
          <draw:text-box>
            <text:p text:style-name="P2">シーケンス番号401</text:p>
            <text:p text:style-name="P2">データサイズ100byte</text:p>
            <text:p text:style-name="P2">セグメント送信</text:p>
          </draw:text-box>
        </draw:frame>
        <draw:frame draw:style-name="gr2" draw:text-style-name="P2" draw:layer="layout" svg:width="4.968cm" svg:height="1.857cm" svg:x="2.003cm" svg:y="8.003cm">
          <draw:text-box>
            <text:p text:style-name="P2">シーケンス番号501</text:p>
            <text:p text:style-name="P2">データサイズ100byte</text:p>
            <text:p text:style-name="P2">セグメント送信</text:p>
          </draw:text-box>
        </draw:frame>
        <draw:line draw:style-name="gr3" draw:text-style-name="P1" draw:layer="layout" svg:x1="7.5cm" svg:y1="11cm" svg:x2="14.5cm" svg:y2="11.6cm">
          <text:p/>
        </draw:line>
        <draw:frame draw:style-name="gr2" draw:text-style-name="P2" draw:layer="layout" svg:width="4.968cm" svg:height="1.857cm" svg:x="2.003cm" svg:y="10.204cm">
          <draw:text-box>
            <text:p text:style-name="P2">シーケンス番号601</text:p>
            <text:p text:style-name="P2">データサイズ100byte</text:p>
            <text:p text:style-name="P2">セグメント送信</text:p>
          </draw:text-box>
        </draw:frame>
        <draw:frame draw:style-name="gr2" draw:text-style-name="P2" draw:layer="layout" svg:width="4.968cm" svg:height="1.857cm" svg:x="2.003cm" svg:y="12.305cm">
          <draw:text-box>
            <text:p text:style-name="P2">シーケンス番号701</text:p>
            <text:p text:style-name="P2">データサイズ100byte</text:p>
            <text:p text:style-name="P2">セグメント送信</text:p>
          </draw:text-box>
        </draw:frame>
        <draw:line draw:style-name="gr3" draw:text-style-name="P1" draw:layer="layout" svg:x1="7.5cm" svg:y1="12.9cm" svg:x2="14.5cm" svg:y2="13.5cm">
          <text:p/>
        </draw:line>
        <draw:line draw:style-name="gr3" draw:text-style-name="P1" draw:layer="layout" svg:x1="7.5cm" svg:y1="6.9cm" svg:x2="10.5cm" svg:y2="7cm">
          <text:p/>
        </draw:line>
        <draw:frame draw:style-name="gr2" draw:text-style-name="P2" draw:layer="layout" svg:width="1.493cm" svg:height="0.747cm" svg:x="10.902cm" svg:y="6.6cm">
          <draw:text-box>
            <text:p text:style-name="P2">消失</text:p>
          </draw:text-box>
        </draw:frame>
        <draw:frame draw:style-name="gr2" draw:text-style-name="P2" draw:layer="layout" svg:width="4.3cm" svg:height="1.361cm" svg:x="15.5cm" svg:y="9.101cm">
          <draw:text-box>
            <text:p text:style-name="P2">確認応答番号401</text:p>
            <text:p text:style-name="P2">ACK送信</text:p>
          </draw:text-box>
        </draw:frame>
        <draw:frame draw:style-name="gr2" draw:text-style-name="P2" draw:layer="layout" svg:width="4.3cm" svg:height="1.361cm" svg:x="15.5cm" svg:y="11.102cm">
          <draw:text-box>
            <text:p text:style-name="P2">確認応答番号401</text:p>
            <text:p text:style-name="P2">ACK送信</text:p>
          </draw:text-box>
        </draw:frame>
        <draw:frame draw:style-name="gr2" draw:text-style-name="P2" draw:layer="layout" svg:width="4.3cm" svg:height="1.361cm" svg:x="15.5cm" svg:y="12.903cm">
          <draw:text-box>
            <text:p text:style-name="P2">確認応答番号401</text:p>
            <text:p text:style-name="P2">ACK送信</text:p>
          </draw:text-box>
        </draw:frame>
        <draw:frame draw:style-name="gr2" draw:text-style-name="P2" draw:layer="layout" svg:width="4.3cm" svg:height="1.361cm" svg:x="2.7cm" svg:y="15.139cm">
          <draw:text-box>
            <text:p text:style-name="P2">確認応答番号401</text:p>
            <text:p text:style-name="P2">ACK送信</text:p>
          </draw:text-box>
        </draw:frame>
        <draw:frame draw:style-name="gr2" draw:text-style-name="P2" draw:layer="layout" svg:width="5.316cm" svg:height="1.361cm" svg:x="2cm" svg:y="16.84cm">
          <draw:text-box>
            <text:p text:style-name="P2">確認応答番号401</text:p>
            <text:p text:style-name="P2">重複ACK送信(一回目)</text:p>
          </draw:text-box>
        </draw:frame>
        <draw:frame draw:style-name="gr2" draw:text-style-name="P2" draw:layer="layout" svg:width="5.316cm" svg:height="1.361cm" svg:x="2cm" svg:y="18.341cm">
          <draw:text-box>
            <text:p text:style-name="P2">確認応答番号401</text:p>
            <text:p text:style-name="P2">重複ACK送信(二回目)</text:p>
          </draw:text-box>
        </draw:frame>
        <draw:frame draw:style-name="gr2" draw:text-style-name="P2" draw:layer="layout" svg:width="5.316cm" svg:height="1.361cm" svg:x="2cm" svg:y="19.942cm">
          <draw:text-box>
            <text:p text:style-name="P2">確認応答番号401</text:p>
            <text:p text:style-name="P2">重複ACK送信(三回目)</text:p>
          </draw:text-box>
        </draw:frame>
        <draw:frame draw:style-name="gr2" draw:text-style-name="P2" draw:layer="layout" svg:width="4.968cm" svg:height="1.857cm" svg:x="2.003cm" svg:y="22.103cm">
          <draw:text-box>
            <text:p text:style-name="P2">シーケンス番号401</text:p>
            <text:p text:style-name="P2">データサイズ100byte</text:p>
            <text:p text:style-name="P2">セグメント再送信</text:p>
          </draw:text-box>
        </draw:frame>
        <draw:frame draw:style-name="gr2" draw:text-style-name="P2" draw:layer="layout" svg:width="4.3cm" svg:height="1.361cm" svg:x="15.5cm" svg:y="22.904cm">
          <draw:text-box>
            <text:p text:style-name="P2">確認応答番号801</text:p>
            <text:p text:style-name="P2">ACK送信</text:p>
          </draw:text-box>
        </draw:frame>
        <draw:frame draw:style-name="gr2" draw:text-style-name="P2" draw:layer="layout" svg:width="4.3cm" svg:height="1.361cm" svg:x="2.7cm" svg:y="25.04cm">
          <draw:text-box>
            <text:p text:style-name="P2">確認応答番号801</text:p>
            <text:p text:style-name="P2">ACK受信</text:p>
          </draw:text-box>
        </draw:frame>
        <draw:frame draw:style-name="gr2" draw:text-style-name="P2" draw:layer="layout" svg:width="4.968cm" svg:height="1.857cm" svg:x="2.003cm" svg:y="26.806cm">
          <draw:text-box>
            <text:p text:style-name="P2">シーケンス番号801</text:p>
            <text:p text:style-name="P2">データサイズ100byte</text:p>
            <text:p text:style-name="P2">セグメント送信</text:p>
          </draw:text-box>
        </draw:frame>
        <draw:line draw:style-name="gr3" draw:text-style-name="P1" draw:layer="layout" svg:x1="14.5cm" svg:y1="14.1cm" svg:x2="7.5cm" svg:y2="20.5cm">
          <text:p/>
        </draw:line>
        <draw:line draw:style-name="gr3" draw:text-style-name="P1" draw:layer="layout" svg:x1="7.5cm" svg:y1="22.7cm" svg:x2="14.5cm" svg:y2="23.3cm">
          <text:p/>
        </draw:line>
        <draw:line draw:style-name="gr3" draw:text-style-name="P3" draw:layer="layout" svg:x1="14.5cm" svg:y1="24cm" svg:x2="7.5cm" svg:y2="25.5cm">
          <text:p/>
        </draw:line>
        <draw:line draw:style-name="gr3" draw:text-style-name="P3" draw:layer="layout" svg:x1="7.5cm" svg:y1="27.5cm" svg:x2="14.5cm" svg:y2="2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3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7T21:10:45.70</meta:creation-date>
    <dc:date>2010-11-27T23:29:05.81</dc:date>
    <meta:editing-duration>PT01H53M56S</meta:editing-duration>
    <meta:editing-cycles>11</meta:editing-cycles>
    <meta:generator>OpenOffice.org/3.2$Win32 OpenOffice.org_project/320m18$Build-9502</meta:generator>
    <meta:document-statistic meta:object-count="34"/>
  </office:meta>
</office:document-meta>
</file>